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cm" style:rel-column-width="567*"/>
    </style:style>
    <style:style style:name="Tabella2.B" style:family="table-column">
      <style:table-column-properties style:column-width="2.03cm" style:rel-column-width="1151*"/>
    </style:style>
    <style:style style:name="Tabella2.E" style:family="table-column">
      <style:table-column-properties style:column-width="0.748cm" style:rel-column-width="424*"/>
    </style:style>
    <style:style style:name="Tabella2.G" style:family="table-column">
      <style:table-column-properties style:column-width="0.801cm" style:rel-column-width="454*"/>
    </style:style>
    <style:style style:name="Tabella2.H" style:family="table-column">
      <style:table-column-properties style:column-width="1.907cm" style:rel-column-width="1081*"/>
    </style:style>
    <style:style style:name="Tabella2.I" style:family="table-column">
      <style:table-column-properties style:column-width="1.602cm" style:rel-column-width="908*"/>
    </style:style>
    <style:style style:name="Tabella2.J" style:family="table-column">
      <style:table-column-properties style:column-width="1.693cm" style:rel-column-width="960*"/>
    </style:style>
    <style:style style:name="Tabella2.L" style:family="table-column">
      <style:table-column-properties style:column-width="1.296cm" style:rel-column-width="735*"/>
    </style:style>
    <style:style style:name="Tabella2.M" style:family="table-column">
      <style:table-column-properties style:column-width="3.203cm" style:rel-column-width="1816*"/>
    </style:style>
    <style:style style:name="Tabella2.N" style:family="table-column">
      <style:table-column-properties style:column-width="1.898cm" style:rel-column-width="1076*"/>
    </style:style>
    <style:style style:name="Tabella2.O" style:family="table-column">
      <style:table-column-properties style:column-width="1.905cm" style:rel-column-width="1080*"/>
    </style:style>
    <style:style style:name="Tabella2.P" style:family="table-column">
      <style:table-column-properties style:column-width="1.771cm" style:rel-column-width="1004*"/>
    </style:style>
    <style:style style:name="Tabella2.Q" style:family="table-column">
      <style:table-column-properties style:column-width="2.145cm" style:rel-column-width="121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paragraph-rsid="00ae8316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officeooo:rsid="00c0880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4" style:family="text">
      <style:text-properties officeooo:rsid="00cf4bd3"/>
    </style:style>
    <style:style style:name="T15" style:family="text">
      <style:text-properties style:font-name="Verdana" fo:font-size="7pt" fo:font-weight="bold" officeooo:rsid="00ae8316" style:font-name-asian="SimSun" style:font-size-asian="7pt" style:font-weight-asian="bold" style:font-name-complex="Tahoma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table:number-rows-spanned="2" office:value-type="string">
              <text:p text:style-name="P17">Padre</text:p>
            </table:table-cell>
            <table:table-cell table:style-name="Tabella2.A1" table:number-rows-spanned="2" office:value-type="string">
              <text:p text:style-name="P17">OC<text:line-break/><text:span text:style-name="T14">da prod.</text:span></text:p>
            </table:table-cell>
            <table:table-cell table:style-name="Tabella2.A1" table:number-rows-spanned="2" office:value-type="string">
              <text:p text:style-name="P30"><text:span text:style-name="T15">Mag.</text:span></text:p>
            </table:table-cell>
            <table:table-cell table:style-name="Tabella2.A1" table:number-rows-spanned="2" office:value-type="string">
              <text:p text:style-name="P29">Di cui pronti per conseg.</text:p>
            </table:table-cell>
            <table:table-cell table:style-name="Tabella2.A1" table:number-rows-spanned="2" office:value-type="string">
              <text:p text:style-name="P17">N<text:span text:style-name="T14">eg</text:span></text:p>
            </table:table-cell>
            <table:table-cell table:style-name="Tabella2.A1" table:number-rows-spanned="2" office:value-type="string">
              <text:p text:style-name="P18">DB</text:p>
            </table:table-cell>
            <table:table-cell table:style-name="Tabella2.G1" table:number-columns-spanned="5" office:value-type="string">
              <text:p text:style-name="P18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8">Materia prim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9">#</text:p>
            </table:table-cell>
            <table:table-cell table:style-name="Tabella2.G2" office:value-type="string">
              <text:p text:style-name="P20">Codice</text:p>
            </table:table-cell>
            <table:table-cell table:style-name="Tabella2.G2" office:value-type="string">
              <text:p text:style-name="P21">Fabb<text:span text:style-name="T10">is</text:span> *</text:p>
            </table:table-cell>
            <table:table-cell table:style-name="Tabella2.G2" office:value-type="string">
              <text:p text:style-name="P24">Mag.</text:p>
            </table:table-cell>
            <table:table-cell table:style-name="Tabella2.G2" office:value-type="string">
              <text:p text:style-name="P27">Da fare</text:p>
            </table:table-cell>
            <table:table-cell table:style-name="Tabella2.L2" office:value-type="string">
              <text:p text:style-name="P19">#</text:p>
            </table:table-cell>
            <table:table-cell table:style-name="Tabella2.L2" office:value-type="string">
              <text:p text:style-name="P22">Tubo</text:p>
            </table:table-cell>
            <table:table-cell table:style-name="Tabella2.L2" office:value-type="string">
              <text:p text:style-name="P25">Fabb<text:span text:style-name="T10">is</text:span> <text:span text:style-name="T4">*</text:span></text:p>
            </table:table-cell>
            <table:table-cell table:style-name="Tabella2.L2" office:value-type="string">
              <text:p text:style-name="P23">Mag.</text:p>
            </table:table-cell>
            <table:table-cell table:style-name="Tabella2.L2" office:value-type="string">
              <text:p text:style-name="P23">OF</text:p>
            </table:table-cell>
            <table:table-cell table:style-name="Tabella2.Q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4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2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A4" office:value-type="string">
            <text:p text:style-name="P13"><text:placeholder text:placeholder-type="text">&lt;record[5] or ''&gt;</text:placeholder></text:p>
          </table:table-cell>
          <table:table-cell table:style-name="Tabella2.A4" office:value-type="string">
            <text:p text:style-name="P13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1"><text:placeholder text:placeholder-type="text">&lt;record[8]&gt;</text:placeholder></text:p>
          </table:table-cell>
          <table:table-cell table:style-name="Tabella2.I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B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1"><text:placeholder text:placeholder-type="text">&lt;record[14]&gt;</text:placeholder></text:p>
          </table:table-cell>
          <table:table-cell table:style-name="Tabella2.I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P4" office:value-type="string">
            <text:p text:style-name="P6"><text:placeholder text:placeholder-type="text">&lt;record[17]&gt;</text:placeholder></text:p>
          </table:table-cell>
          <table:table-cell table:style-name="Tabella2.Q4" office:value-type="string">
            <text:p text:style-name="P10"><text:span text:style-name="T12"><text:placeholder text:placeholder-type="text">&lt;'' if record[12] or record[19] else '&gt;&gt; '&gt;</text:placeholder></text:span><text:span text:style-name="T12"><text:placeholder text:placeholder-type="text">&lt;record[18]&gt;</text:placeholder></text:span><text:span text:style-name="T13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6:49:52.634125897</dc:date>
    <dc:creator>thebrush </dc:creator>
    <meta:editing-duration>PT22H49M29S</meta:editing-duration>
    <meta:editing-cycles>198</meta:editing-cycles>
    <meta:document-statistic meta:table-count="1" meta:image-count="0" meta:object-count="0" meta:page-count="1" meta:paragraph-count="43" meta:word-count="108" meta:character-count="767" meta:non-whitespace-character-count="656"/>
  </office:meta>
</office:document-meta>
</file>